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00" draw:textarea-horizontal-align="center" draw:textarea-vertical-align="middl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fill="solid" draw:fill-color="#9999cc" draw:textarea-horizontal-align="center" draw:textarea-vertical-align="middle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7cm" svg:height="1.5cm" svg:x="2.508cm" svg:y="10.428cm">
          <draw:glue-point draw:id="4" svg:x="2.857cm" svg:y="-5cm"/>
          <draw:glue-point draw:id="5" svg:x="-2.857cm" svg:y="-5cm"/>
          <text:p text:style-name="P1">Windows</text:p>
          <text:p text:style-name="P1"><text:span text:style-name="T1">(XP/2000/...)</text:span></text:p>
        </draw:rect>
        <draw:rect draw:style-name="gr1" draw:text-style-name="P1" draw:id="id6" draw:layer="layout" svg:width="3cm" svg:height="1.5cm" svg:x="10.508cm" svg:y="10.428cm">
          <draw:glue-point draw:id="4" svg:x="0cm" svg:y="-5cm"/>
          <text:p text:style-name="P1">Linux</text:p>
        </draw:rect>
        <draw:rect draw:style-name="gr2" draw:text-style-name="P1" draw:id="id1" draw:layer="layout" svg:width="11cm" svg:height="1.5cm" svg:x="2.508cm" svg:y="5.428cm">
          <draw:glue-point draw:id="4" svg:x="-3.636cm" svg:y="5cm"/>
          <draw:glue-point draw:id="5" svg:x="1.818cm" svg:y="5cm"/>
          <text:p text:style-name="P1">GNU</text:p>
          <text:p text:style-name="P1"><text:span text:style-name="T1">(make, ...)</text:span></text:p>
        </draw:rect>
        <draw:rect draw:style-name="gr3" draw:text-style-name="P1" draw:id="id3" draw:layer="layout" svg:width="11cm" svg:height="1.5cm" svg:x="2.508cm" svg:y="2.928cm">
          <draw:glue-point draw:id="4" svg:x="-3.636cm" svg:y="5cm"/>
          <draw:glue-point draw:id="5" svg:x="3.636cm" svg:y="5cm"/>
          <text:p text:style-name="P1">JBS</text:p>
          <text:p text:style-name="P1"><text:span text:style-name="T1">(JFG's Building System)</text:span></text:p>
        </draw:rect>
        <draw:rect draw:style-name="gr4" draw:text-style-name="P1" draw:id="id2" draw:layer="layout" svg:width="3cm" svg:height="1.5cm" svg:x="2.508cm" svg:y="7.928cm">
          <text:p text:style-name="P1">VisualStudio</text:p>
          <text:p text:style-name="P1"><text:span text:style-name="T1">(cl, link)</text:span></text:p>
        </draw:rect>
        <draw:connector draw:style-name="gr5" draw:text-style-name="P2" draw:layer="layout" svg:x1="4.009cm" svg:y1="6.928cm" svg:x2="4.008cm" svg:y2="7.928cm" draw:start-shape="id1" draw:start-glue-point="4" draw:end-shape="id2" draw:end-glue-point="0">
          <text:p text:style-name="P3"/>
        </draw:connector>
        <draw:connector draw:style-name="gr5" draw:text-style-name="P2" draw:layer="layout" svg:x1="8.008cm" svg:y1="4.428cm" svg:x2="8.008cm" svg:y2="5.428cm" draw:start-shape="id3" draw:start-glue-point="2" draw:end-shape="id1" draw:end-glue-point="0">
          <text:p text:style-name="P3"/>
        </draw:connector>
        <draw:connector draw:style-name="gr5" draw:text-style-name="P2" draw:layer="layout" svg:x1="4.008cm" svg:y1="9.428cm" svg:x2="4.009cm" svg:y2="10.428cm" draw:start-shape="id2" draw:start-glue-point="2" draw:end-shape="id4" draw:end-glue-point="5">
          <text:p text:style-name="P3"/>
        </draw:connector>
        <draw:rect draw:style-name="gr2" draw:text-style-name="P1" draw:id="id5" draw:layer="layout" svg:width="7cm" svg:height="1.5cm" svg:x="6.508cm" svg:y="7.928cm">
          <draw:glue-point draw:id="4" svg:x="2.857cm" svg:y="5cm"/>
          <draw:glue-point draw:id="5" svg:x="-2.857cm" svg:y="5cm"/>
          <text:p text:style-name="P1">GNU</text:p>
          <text:p text:style-name="P1"><text:span text:style-name="T1">(g++)</text:span></text:p>
        </draw:rect>
        <draw:connector draw:style-name="gr5" draw:text-style-name="P2" draw:layer="layout" svg:x1="10.007cm" svg:y1="6.928cm" svg:x2="10.008cm" svg:y2="7.928cm" draw:start-shape="id1" draw:start-glue-point="5" draw:end-shape="id5" draw:end-glue-point="0">
          <text:p text:style-name="P3"/>
        </draw:connector>
        <draw:frame draw:style-name="gr6" draw:text-style-name="P3" draw:layer="layout" svg:width="0.5cm" svg:height="1.5cm" svg:x="14.008cm" svg:y="2.928cm">
          <draw:text-box>
            <text:p text:style-name="P3">}</text:p>
          </draw:text-box>
        </draw:frame>
        <draw:frame draw:style-name="gr6" draw:text-style-name="P3" draw:layer="layout" svg:width="0.5cm" svg:height="4cm" svg:x="14.008cm" svg:y="5.428cm">
          <draw:text-box>
            <text:p text:style-name="P3">}</text:p>
          </draw:text-box>
        </draw:frame>
        <draw:frame draw:style-name="gr6" draw:text-style-name="P3" draw:layer="layout" svg:width="0.5cm" svg:height="1.5cm" svg:x="14.008cm" svg:y="10.428cm">
          <draw:text-box>
            <text:p text:style-name="P3">}</text:p>
          </draw:text-box>
        </draw:frame>
        <draw:frame draw:style-name="gr7" draw:text-style-name="P3" draw:layer="layout" svg:width="4cm" svg:height="1.255cm" svg:x="14.508cm" svg:y="3.149cm">
          <draw:text-box>
            <text:p text:style-name="P3">OS-independent</text:p>
            <text:p text:style-name="P3">building system</text:p>
          </draw:text-box>
        </draw:frame>
        <draw:frame draw:style-name="gr8" draw:text-style-name="P3" draw:layer="layout" svg:width="4cm" svg:height="1.5cm" svg:x="14.508cm" svg:y="6.928cm">
          <draw:text-box>
            <text:p text:style-name="P3">OS-dependent</text:p>
            <text:p text:style-name="P3">building system</text:p>
          </draw:text-box>
        </draw:frame>
        <draw:frame draw:style-name="gr9" draw:text-style-name="P3" draw:layer="layout" svg:width="4cm" svg:height="1.255cm" svg:x="14.508cm" svg:y="10.673cm">
          <draw:text-box>
            <text:p text:style-name="P3">Operating System</text:p>
          </draw:text-box>
        </draw:frame>
        <draw:connector draw:style-name="gr5" draw:text-style-name="P2" draw:layer="layout" svg:x1="12.007cm" svg:y1="9.428cm" svg:x2="12.008cm" svg:y2="10.428cm" draw:end-shape="id6" draw:end-glue-point="4">
          <text:p text:style-name="P3"/>
        </draw:connector>
        <draw:connector draw:style-name="gr5" draw:text-style-name="P2" draw:layer="layout" svg:x1="8.008cm" svg:y1="9.428cm" svg:x2="8.007cm" svg:y2="10.428cm" draw:end-shape="id4" draw:end-glue-point="4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16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8cm" fo:margin-bottom="0.494cm" fo:margin-left="0.508cm" fo:margin-right="0.51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ean-François GOBBERS</meta:initial-creator>
    <meta:creation-date>2004-06-28T10:35:47</meta:creation-date>
    <dc:date>2008-04-10T09:32:13</dc:date>
    <dc:language>en-US</dc:language>
    <meta:editing-cycles>9</meta:editing-cycles>
    <meta:editing-duration>PT1H33M2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